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F0" style:family="paragraph">
      <style:paragraph-properties/>
    </style:style>
    <style:style style:name="TableColumn6" style:family="table-column">
      <style:table-column-properties style:column-width="0.9006in"/>
    </style:style>
    <style:style style:name="TableColumn7" style:family="table-column">
      <style:table-column-properties style:column-width="2.1541in"/>
    </style:style>
    <style:style style:name="TableColumn8" style:family="table-column">
      <style:table-column-properties style:column-width="2.8506in"/>
    </style:style>
    <style:style style:name="Table5" style:family="table">
      <style:table-properties style:width="5.9055in" fo:margin-left="0in" table:align="left"/>
    </style:style>
    <style:style style:name="TableRow9" style:family="table-row">
      <style:table-row-properties style:min-row-height="0.3395in"/>
    </style:style>
    <style:style style:name="TableCell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Standardnípísmoodstavce" style:family="text">
      <style:text-properties fo:language="cs" fo:country="CZ"/>
    </style:style>
    <style:style style:name="T14" style:parent-style-name="Standardnípísmoodstavce" style:family="text">
      <style:text-properties fo:language="cs" fo:country="CZ"/>
    </style:style>
    <style:style style:name="P15" style:parent-style-name="Základnítext" style:family="paragraph"/>
    <style:style style:name="P16" style:parent-style-name="Základnítext" style:family="paragraph"/>
    <style:style style:name="T17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ální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 106 34/2020</text:p>
            <text:p text:style-name="Normální">KVOP-19478/2020</text:p>
            <text:p text:style-name="Normální">19.<text:s/>5.<text:s/>2020</text:p>
          </table:table-cell>
          <table:table-cell table:style-name="TableCell12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>DOPORUČENĚ</text:p>
          </table:table-cell>
        </table:table-row>
      </table:table>
      <text:p text:style-name="Normální"/>
      <text:h text:style-name="Nadpis1" text:outline-level="1"/>
      <text:h text:style-name="Nadpis1" text:outline-level="1">Sdělení o poskytnutí informace</text:h>
      <text:p text:style-name="Základnítext">Vážený pane P.,</text:p>
      <text:p text:style-name="Základnítext">dne 7. 5. 2020 byla<text:s/>Kanceláři veřejného ochránce práv doručena Vaše žádost podle zákona o svobodném přístupu k informacím,<text:span text:style-name="Značkapozn.podčarou"><text:note text:note-class="footnote" text:id="_ftn0"><text:note-citation>1</text:note-citation><text:note-body><text:p text:style-name="Textpozn.podčarou"><text:s/><text:span text:style-name="T13">Zákon</text:span><text:s/>č. 106/1999 Sb., o svobodném přístupu k informacím, ve znění pozdějších předpisů<text:span text:style-name="T14">.</text:span></text:p></text:note-body></text:note></text:span><text:s/>kterou jste žádal:</text:p>
      <text:list text:style-name="LFO32" text:continue-numbering="true">
        <text:list-item>
          <text:p text:style-name="P15">o sdělení, komu byly adresovány Vaše dopisy zaslané Kanceláři veřejného ochránce práv ze dnů 25. 2., 31. 3., 4. 4., 6. 4. a 13. 4. 2020 a co bylo jejich obsahem;</text:p>
        </text:list-item>
        <text:list-item>
          <text:p text:style-name="P16">o<text:s/>sdělení obsahu Sborníku stanovisek veřejného ochránce práv – vězeňství II č. 19 a jednotlivých doporučení ochránce v oblasti návratu vězňů zpět do společnosti.</text:p>
        </text:list-item>
      </text:list>
      <text:p text:style-name="Základnítext">Ve smyslu zákona o svobodném přístupu k informacím<text:s/>Vám<text:s/><text:span text:style-name="T17">informaci poskytuji</text:span>. V příloze Vám zasílám kopie Vašich podání, která jste v žádosti konkretizoval, a ze kterých je patrné, komu byly adresovány a co bylo jejich obsahem. Spolu s tím Vám zasílám výtisk<text:s/>v žádosti uvedeného<text:s/>sborníku.</text:p>
      <text:p text:style-name="Základnítext">S<text:s/>pozdravem</text:p>
      <text:p text:style-name="podpis">JUDr. Pavel Pořízek, Ph.D.</text:p>
      <text:p text:style-name="podpis">vedoucí Kanceláře veřejného ochránce práv</text:p>
      <text:p text:style-name="podpis"/>
      <text:p text:style-name="Příloha">Přílohy</text:p>
      <text:p text:style-name="Základnítext">Kopie podání žadatele ze dne 25. 2. 2020 zaslaného Kanceláři veřejného ochránce práv</text:p>
      <text:p text:style-name="Základnítext">Kopie podání žadatele ze dne 31. 3. 2020 zaslaného Kanceláři veřejného ochránce práv</text:p>
      <text:p text:style-name="Základnítext">Kopie podání žadatele ze dne 4. 4. 2020 zaslaného Kanceláři veřejného ochránce práv</text:p>
      <text:p text:style-name="Základnítext">Kopie podání žadatele ze dne 6. 4. 2020 zaslaného Kanceláři veřejného ochránce práv</text:p>
      <text:p text:style-name="Základnítext">Kopie podání žadatele ze dne 13. 4. 2020 zaslaného Kanceláři veřejného ochránce práv</text:p>
      <text:p text:style-name="Základnítext">Sborník stanovisek veřejného ochránce práv – vězeňství II č. 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8240" draw:style-name="a0" draw:name="Obrázek 3" text:anchor-type="paragraph" svg:x="0.48056in" svg:y="0.48056in" svg:width="2.28346in" svg:height="0.5708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kontakt">Veřejný ochránce práv, Údolní 39, 602 00 Brno, tel.: (+420) 542 542 88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Jílka Štěpán Mgr.</meta:initial-creator>
    <dc:creator>Bádrová Pavlína Mgr.</dc:creator>
    <meta:creation-date>2020-05-29T09:03:00Z</meta:creation-date>
    <dc:date>2020-05-29T09:04:00Z</dc:date>
    <meta:print-date>2020-05-19T06:41:00Z</meta:print-date>
    <meta:template xlink:href="úřední_dopis_ochránce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13" meta:character-count="1474" meta:row-count="10" meta:non-whitespace-character-count="1263"/>
  </office:meta>
</office:document-meta>
</file>